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Droid Sans" fo:font-size="55pt" fo:font-weight="bold" officeooo:rsid="000c6992" officeooo:paragraph-rsid="000c6992" style:font-size-asian="55pt" style:font-weight-asian="bold" style:font-size-complex="55pt" style:font-weight-complex="bold"/>
    </style:style>
    <style:style style:name="P2" style:family="paragraph" style:parent-style-name="Standard">
      <style:text-properties style:font-name="Droid Sans" fo:font-size="55pt" fo:font-weight="bold" officeooo:rsid="000c6992" officeooo:paragraph-rsid="000e66dc" style:font-size-asian="55pt" style:font-weight-asian="bold" style:font-size-complex="55pt" style:font-weight-complex="bold"/>
    </style:style>
    <style:style style:name="P3" style:family="paragraph" style:parent-style-name="Standard">
      <style:text-properties style:font-name="Droid Sans" fo:font-size="55pt" fo:font-weight="bold" officeooo:rsid="000e66dc" officeooo:paragraph-rsid="000e66dc" style:font-size-asian="55pt" style:font-weight-asian="bold" style:font-size-complex="55pt" style:font-weight-complex="bold"/>
    </style:style>
    <style:style style:name="P4" style:family="paragraph" style:parent-style-name="Standard">
      <style:text-properties style:font-name="Droid Sans" fo:font-size="20pt" style:text-underline-style="solid" style:text-underline-width="auto" style:text-underline-color="font-color" fo:font-weight="bold" officeooo:rsid="000e66dc" officeooo:paragraph-rsid="000e66dc" style:font-size-asian="17.5pt" style:font-weight-asian="bold" style:font-size-complex="20pt" style:font-weight-complex="bold"/>
    </style:style>
    <style:style style:name="P5" style:family="paragraph" style:parent-style-name="Standard">
      <style:text-properties style:font-name="Droid Sans" fo:font-size="26pt" fo:font-weight="bold" officeooo:rsid="000c6992" officeooo:paragraph-rsid="000c6992" style:font-size-asian="26pt" style:font-weight-asian="bold" style:font-size-complex="26pt" style:font-weight-complex="bold"/>
    </style:style>
    <style:style style:name="P6" style:family="paragraph" style:parent-style-name="Standard">
      <style:text-properties style:font-name="Droid Sans" fo:font-size="26pt" fo:font-weight="bold" officeooo:rsid="000c6992" officeooo:paragraph-rsid="000e66dc" style:font-size-asian="26pt" style:font-weight-asian="bold" style:font-size-complex="26pt" style:font-weight-complex="bold"/>
    </style:style>
    <style:style style:name="P7" style:family="paragraph" style:parent-style-name="Standard">
      <style:text-properties style:font-name="Droid Sans" fo:font-size="14pt" fo:font-weight="normal" officeooo:rsid="000c6992" officeooo:paragraph-rsid="000c6992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Droid Sans" fo:font-size="14pt" fo:font-weight="normal" officeooo:rsid="0012340a" officeooo:paragraph-rsid="0012340a" style:font-size-asian="14pt" style:font-weight-asian="normal" style:font-size-complex="14pt" style:font-weight-complex="normal"/>
    </style:style>
    <style:style style:name="P9" style:family="paragraph" style:parent-style-name="Standard">
      <style:text-properties officeooo:paragraph-rsid="0012340a"/>
    </style:style>
    <style:style style:name="P10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c6992" officeooo:paragraph-rsid="000e66dc" style:text-blinking="false" fo:background-color="transparent" style:font-size-asian="55pt" style:font-weight-asian="bold" style:font-size-complex="55pt" style:font-weight-complex="bold"/>
    </style:style>
    <style:style style:name="P11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0746a" officeooo:paragraph-rsid="0010746a" style:text-blinking="false" fo:background-color="transparent" style:font-size-asian="55pt" style:font-weight-asian="bold" style:font-size-complex="55pt" style:font-weight-complex="bold"/>
    </style:style>
    <style:style style:name="P12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/>
    </style:style>
    <style:style style:name="P1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italic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font-name="Arial" fo:font-size="10pt" fo:font-style="normal" style:text-underline-style="solid" style:text-underline-width="auto" style:text-underline-color="font-color" fo:font-weight="bold" fo:background-color="transparent"/>
    </style:style>
    <style:style style:name="P1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0pt" fo:font-style="normal" style:text-underline-style="solid" style:text-underline-width="auto" style:text-underline-color="font-color" fo:font-weight="bold" fo:background-color="transparent"/>
    </style:style>
    <style:style style:name="P18" style:family="paragraph" style:parent-style-name="Text_20_body">
      <style:paragraph-properties fo:margin-top="0in" fo:margin-bottom="0in" loext:contextual-spacing="false" fo:line-height="165%" style:writing-mode="lr-tb"/>
    </style:style>
    <style:style style:name="P19" style:family="paragraph" style:parent-style-name="Text_20_body">
      <style:paragraph-properties fo:margin-top="0in" fo:margin-bottom="0in" loext:contextual-spacing="false" fo:line-height="138%" style:writing-mode="lr-tb"/>
    </style:style>
    <style:style style:name="P20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21" style:family="paragraph" style:parent-style-name="Footer">
      <style:text-properties style:font-name="Droid Sans" fo:font-weight="bold" officeooo:rsid="000d3339" officeooo:paragraph-rsid="000d3339" style:font-weight-asian="bold" style:font-weight-complex="bold"/>
    </style:style>
    <style:style style:name="T1" style:family="text">
      <style:text-properties officeooo:rsid="000e66dc"/>
    </style:style>
    <style:style style:name="T2" style:family="text">
      <style:text-properties style:font-name="Droid Sans" fo:font-size="14pt" fo:font-weight="normal" officeooo:rsid="0012340a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0pt" fo:font-style="italic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00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font-name="Arial" fo:font-size="10pt" fo:font-style="normal" style:text-underline-style="solid" style:text-underline-width="auto" style:text-underline-color="font-color" fo:font-weight="bold" fo:background-color="transparent" loext:char-shading-value="0"/>
    </style:style>
    <style:style style:name="T8" style:family="text">
      <style:text-properties fo:font-variant="normal" fo:text-transform="none" fo:color="#000000" style:font-name="Arial" fo:font-size="10pt" fo:font-style="normal" style:text-underline-style="solid" style:text-underline-width="auto" style:text-underline-color="font-color" fo:font-weight="normal" fo:background-color="#ffff00" loext:char-shading-value="0"/>
    </style:style>
    <style:style style:name="T9" style:family="text">
      <style:text-properties fo:font-variant="normal" fo:text-transform="none" fo:color="#000000" style:font-name="Arial" fo:font-size="10pt" fo:font-style="normal" style:text-underline-style="solid" style:text-underline-width="auto" style:text-underline-color="font-color" fo:font-weight="normal" fo:background-color="transparent" loext:char-shading-value="0"/>
    </style:style>
    <style:style style:name="T10" style:family="text">
      <style:text-properties officeooo:rsid="000e7e9e"/>
    </style:style>
    <style:style style:name="T11" style:family="text">
      <style:text-properties fo:color="#0000ee" fo:background-color="transparent" loext:char-shading-value="0" loext:padding="0in" loext:border="none"/>
    </style:style>
    <style:style style:name="T12" style:family="text">
      <style:text-properties fo:color="#0000ee" style:font-name="Droid Sans" fo:font-size="14pt" fo:font-weight="normal" officeooo:rsid="0012340a" fo:background-color="transparent" loext:char-shading-value="0" style:font-size-asian="14pt" style:font-weight-asian="normal" style:font-size-complex="14pt" style:font-weight-complex="normal" loext:padding="0in" loext:border="none"/>
    </style:style>
    <style:style style:name="T13" style:family="text">
      <style:text-properties style:use-window-font-color="true" style:font-name="Droid Sans" fo:font-size="14pt" fo:font-weight="normal" officeooo:rsid="0012340a" fo:background-color="transparent" loext:char-shading-value="0" style:font-size-asian="14pt" style:font-weight-asian="normal" style:font-size-complex="14pt" style:font-weight-complex="normal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IBRARY ETHICS</text:p>
      <text:p text:style-name="P7"/>
      <text:p text:style-name="P7">Exercise 1: Spectrum Questions</text:p>
      <text:p text:style-name="P7"/>
      <text:p text:style-name="P7">United Nations Universal Declaration of Human Rights</text:p>
      <text:p text:style-name="P7">Article 12</text:p>
      <text:p text:style-name="P7"/>
      <text:p text:style-name="P7">No one shall be subjected to arbitrary interference with his privacy, family, home or</text:p>
      <text:p text:style-name="P7">correspondence, nor to attacks upon his honour and reputation. Everyone has the right to the</text:p>
      <text:p text:style-name="P7">protection of the law against such interference or attacks.</text:p>
      <text:p text:style-name="P7"><text:a xlink:type="simple" xlink:href="https://www.un.org/en/universal-declaration-human-rights/index.html" text:style-name="Internet_20_link" text:visited-style-name="Visited_20_Internet_20_Link">https://www.un.org/en/universal-declaration-human-rights/index.html</text:a></text:p>
      <text:p text:style-name="P7"/>
      <text:p text:style-name="P7">International Federation of Library Associations and Institutions Code of Ethics for Librarians and</text:p>
      <text:p text:style-name="P7">Other Information Workers</text:p>
      <text:p text:style-name="P7">Item 3: Privacy, secrecy and transparency</text:p>
      <text:p text:style-name="P7">Librarians and other information workers respect personal privacy, and the protection of</text:p>
      <text:p text:style-name="P7">personal data, necessarily shared between individuals and institutions.</text:p>
      <text:p text:style-name="P7">The relationship between the library and the user is one of confidentiality and librarians and</text:p>
      <text:p text:style-name="P7">other information workers will take appropriate measures to ensure that user data is not</text:p>
      <text:p text:style-name="P7">shared beyond the original transaction.</text:p>
      <text:p text:style-name="P7">Librarians and other information workers support and participate in transparency so that the</text:p>
      <text:p text:style-name="P7">workings of government, administration and business are opened to the scrutiny of the general</text:p>
      <text:p text:style-name="P7">public. They also recognize that it is in the public interest that misconduct, corruption and</text:p>
      <text:p text:style-name="P7">crime be exposed by what constitute breaches of confidentiality by so-called ‘whistleblowers’.</text:p>
      <text:p text:style-name="P7"><text:a xlink:type="simple" xlink:href="https://www.ifla.org/publications/node/11092" text:style-name="Internet_20_link" text:visited-style-name="Visited_20_Internet_20_Link">https://www.ifla.org/publications/node/11092</text:a></text:p>
      <text:p text:style-name="P7"/>
      <text:p text:style-name="P8">United States Constitution</text:p>
      <text:p text:style-name="P8">Amendment 1: Freedom of Religion, Press, Expression</text:p>
      <text:p text:style-name="P9"><text:soft-page-break/><text:span text:style-name="T2">Congress shall make no law respecting an establishment of religion, or prohibiting the free exercise thereof; or abridging the freedom of speech, or of the press; or the right of the people peaceably to assemble, and to petition the Government for a </text:span><text:span text:style-name="T13">redress</text:span><text:span text:style-name="T2"> of grievances. https://www.usconstitution.net/xconst_Am1.html</text:span></text:p>
      <text:p text:style-name="P7"/>
      <text:p text:style-name="P7">United States Constitution</text:p>
      <text:p text:style-name="P7">Amendment 4: Searches and Seizures</text:p>
      <text:p text:style-name="P7">The right of the people to be secure in their persons, houses, papers, and effects, against</text:p>
      <text:p text:style-name="P7">unreasonable searches and seizures, shall not be violated, and no Warrants shall issue, but</text:p>
      <text:p text:style-name="P7">upon probable cause, supported by Oath or affirmation, and particularly describing the place to</text:p>
      <text:p text:style-name="P7">be searched, and the persons or things to be seized.</text:p>
      <text:p text:style-name="P7">https://usconstitution.net/xconst_Am4.html</text:p>
      <text:p text:style-name="P7">American Library Association Code of Ethics</text:p>
      <text:p text:style-name="P7">Article 3</text:p>
      <text:p text:style-name="P7">We protect each library user's right to privacy and confidentiality with respect to information</text:p>
      <text:p text:style-name="P7">sought or received and resources consulted, borrowed,</text:p>
      <text:p text:style-name="P7">acquired or transmitted.</text:p>
      <text:p text:style-name="P7">http://www.ala.org/advocacy/sites/ala.org.advocacy/files/content/proethics/codeofethics/Code%20of</text:p>
      <text:p text:style-name="P7">%20Ethics%20of%20the%20American%20Library%20Association.pdf</text:p>
      <text:p text:style-name="P7"/>
      <text:p text:style-name="P7"/>
      <text:p text:style-name="P7"/>
      <text:p text:style-name="P7">Tennessee Library Association</text:p>
      <text:p text:style-name="P7">Second core value</text:p>
      <text:p text:style-name="P7">Confidentiality / Privacy</text:p>
      <text:p text:style-name="P7">https://cdn.ymaws.com/www.tnla.org/resource/collection/4F3A969F-18B3-4250-B6B8-</text:p>
      <text:p text:style-name="P7">1E14A25CB1B9/STRATEGICPLAN2012-17.pdf</text:p>
      <text:p text:style-name="P7">Tennessee Library Association Intellectual Freedom Committee charter</text:p>
      <text:p text:style-name="P7">Encourage libraries to develop circulation policies and practices that ensure patron privacy.</text:p>
      <text:p text:style-name="P7">Encourage libraries to develop internet use policies that insure access while respecting patron</text:p>
      <text:p text:style-name="P7"><text:soft-page-break/>privacy.</text:p>
      <text:p text:style-name="P7">https://cdn.ymaws.com/www.tnla.org/resource/collection/9750D700-23CA-49C0-AF64-</text:p>
      <text:p text:style-name="P7">4658B053A6BC/INTELLECTUAL_FREEDOM.pdf</text:p>
      <text:p text:style-name="P7">Tennessee Code</text:p>
      <text:p text:style-name="P7">TITLE 10. PUBLIC LIBRARIES, ARCHIVES AND RECORDS</text:p>
      <text:p text:style-name="P7">CHAPTER 8. CONFIDENTIALITY OF LIBRARY RECORDS</text:p>
      <text:p text:style-name="P7">[see next page]</text:p>
      <text:p text:style-name="P7"/>
      <text:p text:style-name="P7">PLMI privacy training 3</text:p>
      <text:p text:style-name="P7"/>
      <text:p text:style-name="P7">TENNESSEE LIBRARY LAW</text:p>
      <text:p text:style-name="P7"/>
      <text:p text:style-name="P7">TENNESSEE CODE</text:p>
      <text:p text:style-name="P7"/>
      <text:p text:style-name="P7">TITLE 10. PUBLIC LIBRARIES, ARCHIVES AND RECORDS</text:p>
      <text:p text:style-name="P7">CHAPTER 8. CONFIDENTIALITY OF LIBRARY RECORDS</text:p>
      <text:p text:style-name="P7">Tenn. Code Ann. § 10-8-101 - § 10-8-103</text:p>
      <text:p text:style-name="P7"/>
      <text:p text:style-name="P7">§ 10-8-101. Definitions</text:p>
      <text:p text:style-name="P7">As used in this chapter, unless the context otherwise requires:</text:p>
      <text:p text:style-name="P7">(1) "Library" means:</text:p>
      <text:p text:style-name="P7">(A) A library that is open to the public and established or operated by:</text:p>
      <text:p text:style-name="P7">(i) The state, a county, city, town, school district or any other</text:p>
      <text:p text:style-name="P7"/>
      <text:p text:style-name="P7">political subdivision of the state;</text:p>
      <text:p text:style-name="P7">(ii) A combination of governmental units or authorities;</text:p>
      <text:p text:style-name="P7">(iii)A university or community college; or</text:p>
      <text:p text:style-name="P7">(B) Any private library that is open to the public; and</text:p>
      <text:p text:style-name="P7">(2) "Library record" means a document, record, or other method of storing</text:p>
      <text:p text:style-name="P7">information retained by a library that identifies a person as having requested or</text:p>
      <text:p text:style-name="P7">obtained specific information or materials from such library. "Library record" does</text:p>
      <text:p text:style-name="P7">not include nonidentifying material that may be retained for the purpose of</text:p>
      <text:p text:style-name="P7">studying or evaluating the circulation of library materials in general.</text:p>
      <text:p text:style-name="P7">§ 10-8-102. Disclosure prohibited -- Exceptions</text:p>
      <text:p text:style-name="P7">(a) Except as provided in subsection (b), no employee of a library shall</text:p>
      <text:p text:style-name="P7"><text:soft-page-break/>disclose any library record that identifies a person as having requested or obtained</text:p>
      <text:p text:style-name="P7">specific materials, information, or services or as having otherwise used such</text:p>
      <text:p text:style-name="P7">library. Such library records shall be considered an exception to the provisions of</text:p>
      <text:p text:style-name="P7">§ 10-7-503.</text:p>
      <text:p text:style-name="P7">(b) Library records may be disclosed under the following circumstances:</text:p>
      <text:p text:style-name="P7">(1) Upon the written consent of the library user;</text:p>
      <text:p text:style-name="P7">(2) Pursuant to the order of a court of competent jurisdiction; or</text:p>
      <text:p text:style-name="P7">(3) When used to seek reimbursement for or the return of lost, stolen, misplaced</text:p>
      <text:p text:style-name="P7">or otherwise overdue library materials.</text:p>
      <text:p text:style-name="P7">§ 10-8-103. Applicability</text:p>
      <text:p text:style-name="P7">The provisions of this chapter shall apply to libraries included within the</text:p>
      <text:p text:style-name="P7">provisions of chapters 1 and 3-5 of this title.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What’s your story?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4">THREAT MODELS: EXERCISE 1</text:p>
      <text:p text:style-name="P4"/>
      <text:p text:style-name="P5">1) What do you want to protect?</text:p>
      <text:p text:style-name="P5"/>
      <text:p text:style-name="P5"/>
      <text:p text:style-name="P5">2) Who do you want to protect it from?</text:p>
      <text:p text:style-name="P5"/>
      <text:p text:style-name="P5"/>
      <text:p text:style-name="P5">3) How likely is it that you will need to</text:p>
      <text:p text:style-name="P5">protect it?</text:p>
      <text:p text:style-name="P5"/>
      <text:p text:style-name="P5"/>
      <text:p text:style-name="P5">4) How bad are the consequences if you fail?</text:p>
      <text:p text:style-name="P5"/>
      <text:p text:style-name="P5"><text:soft-page-break/></text:p>
      <text:p text:style-name="P5">5) How much <text:span text:style-name="T1">work are you will</text:span> to <text:span text:style-name="T1">do to</text:span> prevent the consequences?</text:p>
      <text:p text:style-name="P5"/>
      <text:p text:style-name="P3"/>
      <text:p text:style-name="P4"/>
      <text:p text:style-name="P4">THREAT MODELS: EXERCISE 2</text:p>
      <text:p text:style-name="P4"/>
      <text:p text:style-name="P6">1) What do you want to protect?</text:p>
      <text:p text:style-name="P6"/>
      <text:p text:style-name="P6"/>
      <text:p text:style-name="P6">2) Who do you want to protect it from?</text:p>
      <text:p text:style-name="P6"/>
      <text:p text:style-name="P6"/>
      <text:p text:style-name="P6">3) How likely is it that you will need to</text:p>
      <text:p text:style-name="P6">protect it?</text:p>
      <text:p text:style-name="P6"/>
      <text:p text:style-name="P6"/>
      <text:p text:style-name="P6">4) How bad are the consequences if you fail?</text:p>
      <text:p text:style-name="P6"/>
      <text:p text:style-name="P6"><text:soft-page-break/></text:p>
      <text:p text:style-name="P6">5) How much <text:span text:style-name="T1">work are you will</text:span> to <text:span text:style-name="T1">do to</text:span> prevent the consequences?</text:p>
      <text:p text:style-name="P2"/>
      <text:p text:style-name="P10"/>
      <text:p text:style-name="P10"/>
      <text:p text:style-name="P10"/>
      <text:p text:style-name="P10"/>
      <text:p text:style-name="P10"/>
      <text:p text:style-name="P10">Personal Identifiable Information</text:p>
      <text:p text:style-name="P10">Personal information (PII) is information that can be used on its own or</text:p>
      <text:p text:style-name="P10">with other information to identify, contact, or locate a single person, or to</text:p>
      <text:p text:style-name="P10">identify an individual in context.</text:p>
      <text:p text:style-name="P10"/>
      <text:p text:style-name="P10">Principle of Least Privilege</text:p>
      <text:p text:style-name="P10">The principle of least privilege requires every user can access only the</text:p>
      <text:p text:style-name="P10">information and resources they need to do their job.</text:p>
      <text:p text:style-name="P10"/>
      <text:p text:style-name="P10">Encryption</text:p>
      <text:p text:style-name="P10">Encryption is the process of encoding a message or information in such a</text:p>
      <text:p text:style-name="P10">way that only authorized parties can access it and those who are not</text:p>
      <text:p text:style-name="P10">authorized cannot access it.</text:p>
      <text:p text:style-name="P10"/>
      <text:p text:style-name="P10">Two-Factor Authentication</text:p>
      <text:p text:style-name="P10">Two-factor authentication is a method of confirming a user's claimed</text:p>
      <text:p text:style-name="P10">identity in which a user is granted access only after successfully presenting</text:p>
      <text:p text:style-name="P10">two or more pieces of evidence to an authentication mechanism.</text:p>
      <text:p text:style-name="P10"><text:soft-page-break/></text:p>
      <text:p text:style-name="P11">Simple questions to ask:</text:p>
      <text:p text:style-name="P11">1) Is there PII in this? Could this be linked to PII?</text:p>
      <text:p text:style-name="P11">2) Are we utilizing POLP limit who has access?</text:p>
      <text:p text:style-name="P11">3) Are we encrypting this to limit who has access?</text:p>
      <text:p text:style-name="P11">4) Are we utilizing 2FA to limit who has access?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>PRIVACY <text:span text:style-name="T10">FOR LIBRARIES </text:span>WORKSHOP</text:p>
      <text:p text:style-name="Text_20_body"/>
      <text:p text:style-name="P16">Resources</text:p>
      <text:p text:style-name="P12">ALA Code of Ethics (http://www.ala.org/tools/ethics)</text:p>
      <text:p text:style-name="P12">ALA Privacy Checklist (http://www.ala.org/advocacy/privacy/checklists)</text:p>
      <text:p text:style-name="P12">Library Freedom Project (https://libraryfreedomproject.org/resources/)</text:p>
      <text:p text:style-name="P12">Consumer Reports (https://advocacy.consumerreports.org/issue/tech-privacy/)</text:p>
      <text:p text:style-name="Text_20_body"/>
      <text:p text:style-name="P16">Tutorials</text:p>
      <text:p text:style-name="P12">Surveillance Self-Defense (https://ssd.eff.org/)</text:p>
      <text:p text:style-name="P12">Encrypting your email (https://emailselfdefense.fsf.org)</text:p>
      <text:p text:style-name="P12">Decent Security (https://decentsecurity.com/ - great practical Windows security site)</text:p>
      <text:p text:style-name="Text_20_body"/>
      <text:p text:style-name="P16">Digital Hygiene Guides</text:p>
      <text:p text:style-name="P12">Speak Up &amp; Stay Safe(r): A Guide to Protecting Yourself From Online Harassment (https://onlinesafety.feministfrequency.com/en/)  </text:p>
      <text:p text:style-name="P12">Crash Override Resource Center (http://www.crashoverridenetwork.com/resources.html) </text:p>
      <text:p text:style-name="P18"><text:span text:style-name="T3">Data Detox Kit (https://datadetox.myshadow.org/en/detox)</text:span><text:span text:style-name="T5">  </text:span></text:p>
      <text:p text:style-name="Text_20_body"/>
      <text:p text:style-name="P18"><text:span text:style-name="T7">Passwords</text:span><text:span text:style-name="T8"><text:line-break/></text:span><text:span text:style-name="T3">Diceware (https://www.eff.org/files/2016/07/18/eff_large_wordlist.txt)</text:span></text:p>
      <text:p text:style-name="P12">KeePassXC</text:p>
      <text:p text:style-name="P12">LastPass</text:p>
      <text:p text:style-name="P12">FreeOTP</text:p>
      <text:p text:style-name="P12">Yubikey</text:p>
      <text:p text:style-name="Text_20_body"/>
      <text:p text:style-name="P16">Browsers</text:p>
      <text:p text:style-name="P12">Tor Browser (torproject.org)</text:p>
      <text:p text:style-name="P12"><text:soft-page-break/>Firefox</text:p>
      <text:p text:style-name="P12">Privacy Badger</text:p>
      <text:p text:style-name="P12">HTTPS Everywhere</text:p>
      <text:p text:style-name="P12">uBlock Origin</text:p>
      <text:p text:style-name="P12">Multi-Account Containers</text:p>
      <text:p text:style-name="Text_20_body"/>
      <text:p text:style-name="P16">Search Engines</text:p>
      <text:p text:style-name="P12">DuckDuckGo (duckduckgo.com)</text:p>
      <text:p text:style-name="Text_20_body"/>
      <text:p text:style-name="P16">Encryption</text:p>
      <text:p text:style-name="P12">LUKS (Linux Unified Key Setup)</text:p>
      <text:p text:style-name="P12">FileVault (OSX)</text:p>
      <text:p text:style-name="P12">BitLocker (Windows)</text:p>
      <text:p text:style-name="P12">Veracrypt (https://www.veracrypt.fr/en/Home.html)</text:p>
      <text:p text:style-name="Text_20_body"/>
      <text:p text:style-name="P18"><text:span text:style-name="T7">VPNs</text:span><text:span text:style-name="T9"><text:line-break/></text:span><text:span text:style-name="T3">Private Internet Access</text:span></text:p>
      <text:p text:style-name="Text_20_body"/>
      <text:p text:style-name="P16">Phones</text:p>
      <text:p text:style-name="P12">Lineage</text:p>
      <text:p text:style-name="P12">Signal</text:p>
      <text:p text:style-name="P12">WhatsApp</text:p>
      <text:p text:style-name="P18"><text:span text:style-name="T3">Orbot &amp; Orfox (Android)<text:line-break/>Onion Browser (iOS)</text:span></text:p>
      <text:p text:style-name="P12">Firefox Focus</text:p>
      <text:p text:style-name="Text_20_body"/>
      <text:p text:style-name="P16">Linux</text:p>
      <text:p text:style-name="P12">Ubuntu, Elementary OS (all of these are beginner friendly)</text:p>
      <text:p text:style-name="P13">Tails (Linux designed especially for privacy - not beginner friendly)</text:p>
      <text:p text:style-name="Text_20_body"/>
      <text:p text:style-name="P17">Further Reading &amp; Watching</text:p>
      <text:p text:style-name="Text_20_body"/>
      <text:p text:style-name="P14">Nonfiction</text:p>
      <text:p text:style-name="P19"><text:soft-page-break/><text:span text:style-name="T4">Dragnet Nation: A Quest for Privacy, Security, and Freedom in a World of Relentless Surveillance </text:span><text:span text:style-name="T3">by Julia Angwin</text:span></text:p>
      <text:p text:style-name="P19"><text:span text:style-name="T4">It’s Complicated: The Social Lives of Networked Teens</text:span><text:span text:style-name="T6"> </text:span><text:span text:style-name="T3">by danah boyd</text:span></text:p>
      <text:p text:style-name="P19"><text:span text:style-name="T4">Dark Matters: On the Surveillance of Blackness</text:span><text:span text:style-name="T6"> </text:span><text:span text:style-name="T3">by Simone Browne</text:span></text:p>
      <text:p text:style-name="P15">Automating Inequality by Virginia Eubanks</text:p>
      <text:p text:style-name="P19"><text:span text:style-name="T4">No Place to Hide: Edward Snowden, the NSA and the U.S. Surveillance State</text:span><text:span text:style-name="T6"> </text:span><text:span text:style-name="T3">by Glenn Greenwald</text:span></text:p>
      <text:p text:style-name="P19"><text:span text:style-name="T4">Privacy and Security Online</text:span><text:span text:style-name="T6"> </text:span><text:span text:style-name="T3">by Nicole Henning</text:span></text:p>
      <text:p text:style-name="P19"><text:span text:style-name="T4">You are Not a Gadget: A Manifesto</text:span><text:span text:style-name="T6"> </text:span><text:span text:style-name="T3">by Jaron Lanier</text:span></text:p>
      <text:p text:style-name="P19"><text:span text:style-name="T4">Consent of the Networked: The Worldwide Struggle for Internet Freedom</text:span><text:span text:style-name="T6"> </text:span><text:span text:style-name="T3">by Rebecca MacKinnon</text:span></text:p>
      <text:p text:style-name="P19"><text:span text:style-name="T4">Algorithms of Oppression: How Search Engines Reinforce Racism</text:span><text:span text:style-name="T6"> </text:span><text:span text:style-name="T3">by Safiya Noble</text:span></text:p>
      <text:p text:style-name="P19"><text:span text:style-name="T4">Weapons of Math Destruction</text:span><text:span text:style-name="T6"> </text:span><text:span text:style-name="T3">by Kathy O’Neil</text:span></text:p>
      <text:p text:style-name="P19"><text:span text:style-name="T4">They Know Everything About You: How Data-Collecting Corporations and Snooping Government Agencies Are<text:line-break/></text:span><text:span text:style-name="T6">    </text:span><text:span text:style-name="T4">Destroying Democracy</text:span><text:span text:style-name="T6"> </text:span><text:span text:style-name="T3">by Robert Scheerl </text:span></text:p>
      <text:p text:style-name="P19"><text:span text:style-name="T4">Data and Goliath: the Hidden Battles to Collect Your Data and Control Your World</text:span><text:span text:style-name="T6"> </text:span><text:span text:style-name="T3">by Bruce Schneier</text:span></text:p>
      <text:p text:style-name="P19"><text:span text:style-name="T4">Hacking the Future: Privacy, Identity, and Anonymity on the Web</text:span><text:span text:style-name="T6"> </text:span><text:span text:style-name="T3">by Cole Stryker</text:span></text:p>
      <text:p text:style-name="P15">The Attention Merchants: from the Daily Newspaper to Social Media, How Our Time and Attention is Harvested and Sold </text:p>
      <text:p text:style-name="P20">by Tim Wu</text:p>
      <text:p text:style-name="P19"><text:span text:style-name="T4">The Age of Surveillance Capitalism: The Fight for a Human Future at the New Frontier of Power</text:span><text:span text:style-name="T6"> </text:span><text:span text:style-name="T3">by Shoshana Zuboff</text:span></text:p>
      <text:p text:style-name="Text_20_body"/>
      <text:p text:style-name="P14">Fiction</text:p>
      <text:p text:style-name="P19"><text:span text:style-name="T4">Oryx and Crake</text:span><text:span text:style-name="T6"> </text:span><text:span text:style-name="T3">by Margaret Atwood</text:span></text:p>
      <text:p text:style-name="P19"><text:span text:style-name="T4">Little Brother</text:span><text:span text:style-name="T6"> </text:span><text:span text:style-name="T3">by Cory Doctorow</text:span></text:p>
      <text:p text:style-name="P19"><text:span text:style-name="T4">The Circle</text:span><text:span text:style-name="T6"> </text:span><text:span text:style-name="T3">by David Eggers</text:span></text:p>
      <text:p text:style-name="Text_20_body"/>
      <text:p text:style-name="P14">Movies and TV</text:p>
      <text:p text:style-name="P15">Assassination Nation</text:p>
      <text:p text:style-name="P15">Citizenfour</text:p>
      <text:p text:style-name="P15">Deep Web</text:p>
      <text:p text:style-name="P19"><text:span text:style-name="T4">Mr. Robot</text:span><text:span text:style-name="T6"> </text:span><text:span text:style-name="T3">Season 1</text:span></text:p>
      <text:p text:style-name="P15">Terms and Conditions May Apply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Droid Sans" fo:font-weight="bold" officeooo:rsid="000d3339" officeooo:paragraph-rsid="000d3339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text:s/>Privacy for Libraries: ArLA / SELA 20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1:13:07.708799678</meta:creation-date>
    <dc:date>2019-09-01T16:46:25.220026139</dc:date>
    <meta:editing-duration>PT24M46S</meta:editing-duration>
    <meta:editing-cycles>2</meta:editing-cycles>
    <meta:generator>LibreOffice/6.2.5.2$Linux_X86_64 LibreOffice_project/20$Build-2</meta:generator>
    <meta:document-statistic meta:table-count="0" meta:image-count="0" meta:object-count="0" meta:page-count="12" meta:paragraph-count="194" meta:word-count="1356" meta:character-count="9558" meta:non-whitespace-character-count="8385"/>
  </office:meta>
</office:document-meta>
</file>